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style style:name="P1" style:parent-style-name="Headerleft" style:master-page-name="MP0" style:family="paragraph">
      <style:paragraph-properties fo:break-before="page"/>
    </style:style>
    <style:style style:name="P14" style:parent-style-name="Titel" style:family="paragraph">
      <style:text-properties style:font-name="Arial"/>
    </style:style>
    <style:style style:name="P15" style:parent-style-name="Textbody" style:family="paragraph">
      <style:paragraph-properties fo:text-align="center"/>
    </style:style>
    <style:style style:name="P16" style:parent-style-name="Textbody" style:family="paragraph">
      <style:paragraph-properties fo:text-align="center"/>
    </style:style>
    <style:style style:name="P17" style:parent-style-name="Verzeichnis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8" style:parent-style-name="Verzeichnis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9" style:parent-style-name="Verzeichnis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0" style:parent-style-name="Verzeichnis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1" style:parent-style-name="Verzeichnis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2" style:parent-style-name="Verzeichnis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3" style:parent-style-name="Überschrift1" style:family="paragraph">
      <style:paragraph-properties fo:break-before="page"/>
    </style:style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>
      <style:paragraph-properties>
        <style:tab-stops>
          <style:tab-stop style:type="left" style:position="1.0312in"/>
        </style:tab-stops>
      </style:paragraph-properties>
    </style:style>
  </office:automatic-styles>
  <office:body>
    <office:text text:use-soft-page-breaks="true">
      <text:p text:style-name="P1"/>
      <text:p text:style-name="P14">Bildverwaltung<text:line-break/>Bewertungssystem</text:p>
      <text:p text:style-name="P15"/>
      <text:p text:style-name="P16">Enhancement Specification</text:p>
      <text:p text:style-name="Textbody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7"><text:a xlink:href="#_Toc4868787" office:target-frame-name="_top" xlink:show="replace"><text:span text:style-name="Hyperlink">Beschreibung</text:span><text:tab/>2</text:a></text:p>
          <text:p text:style-name="P18"><text:a xlink:href="#_Toc4868788" office:target-frame-name="_top" xlink:show="replace"><text:span text:style-name="Hyperlink">Umzusetzende Funktionalitäten</text:span><text:tab/>2</text:a></text:p>
          <text:p text:style-name="P19"><text:a xlink:href="#_Toc4868789" office:target-frame-name="_top" xlink:show="replace"><text:span text:style-name="Hyperlink">Bewertung eines Bilds</text:span><text:tab/>2</text:a></text:p>
          <text:p text:style-name="P20"><text:a xlink:href="#_Toc4868790" office:target-frame-name="_top" xlink:show="replace"><text:span text:style-name="Hyperlink">Anzeige der Bewertung</text:span><text:tab/>2</text:a></text:p>
          <text:p text:style-name="P21"><text:a xlink:href="#_Toc4868791" office:target-frame-name="_top" xlink:show="replace"><text:span text:style-name="Hyperlink">Bildern eine Bewertung vergeben bzw. ändern</text:span><text:tab/>2</text:a></text:p>
          <text:p text:style-name="P22"><text:a xlink:href="#_Toc4868792" office:target-frame-name="_top" xlink:show="replace"><text:span text:style-name="Hyperlink">Suchen anhand von Bewertungskriterien</text:span><text:tab/>2</text:a></text:p>
        </text:index-body>
      </text:table-of-content>
      <text:p text:style-name="Textbody"/>
      <text:h text:style-name="P23" text:outline-level="1"><text:bookmark-start text:name="__RefHeading___Toc138_1310478478"/><text:bookmark-start text:name="_Toc4751754"/><text:bookmark-start text:name="_Toc4868787"/><text:soft-page-break/>Beschreibung<text:bookmark-end text:name="__RefHeading___Toc138_1310478478"/><text:bookmark-end text:name="_Toc4751754"/><text:bookmark-end text:name="_Toc4868787"/></text:h>
      <text:p text:style-name="Textbody">Mit dem Enhancement „Rating System“ soll im Allgemeinen die Funktion gegeben werden, Bilder bewerten zu können, hierbei sollen folgende<text:s/>Funktionalitäten hinzugefügt werden:</text:p>
      <text:list text:style-name="LFO1" text:continue-numbering="true">
        <text:list-item>
          <text:p text:style-name="P24">Bewertung eines Bilds</text:p>
        </text:list-item>
        <text:list-item>
          <text:p text:style-name="P25">Anzeige der Bewertung</text:p>
        </text:list-item>
        <text:list-item>
          <text:p text:style-name="P26">Bildern eine Bewertung vergeben<text:s/>bzw. ändern</text:p>
        </text:list-item>
        <text:list-item>
          <text:p text:style-name="P27">Suchen nach bestimmten Bewertungskriterien</text:p>
        </text:list-item>
      </text:list>
      <text:h text:style-name="Überschrift1" text:outline-level="1"><text:bookmark-start text:name="__RefHeading___Toc142_1310478478"/><text:bookmark-start text:name="_Toc4751756"/><text:bookmark-start text:name="_Toc4868788"/>Umzusetzende Funktionalitäten<text:bookmark-end text:name="__RefHeading___Toc142_1310478478"/><text:bookmark-end text:name="_Toc4751756"/><text:bookmark-end text:name="_Toc4868788"/></text:h>
      <text:h text:style-name="Überschrift2" text:outline-level="2"><text:bookmark-start text:name="_Toc4751757"/><text:bookmark-start text:name="__RefHeading___Toc217_1310478478"/><text:bookmark-start text:name="_Toc4751760"/><text:bookmark-start text:name="_Toc4868789"/>Bewertung eines Bilds<text:bookmark-end text:name="_Toc4868789"/></text:h>
      <text:p text:style-name="P28">Ein Bild soll zusätzlich zu den anderen Informationen auch eine Bewertung enthalten. Dafür bekommt<text:s/><text:bookmark-end text:name="_Toc4751760"/>die Entität bekommt ein weiteres Attribut, dass intern die Bewertung dargestellt. Dieses Attribut ist ein Byte mit einen begrenzten Wertebereich von 0 bis 5, 0 steht für keine Bewertung angegeben, die Zahlen 1 - 5 stehen analog zu 1 - 5 Sternen für die Bewertung</text:p>
      <text:h text:style-name="Überschrift2" text:outline-level="2"><text:bookmark-start text:name="_Toc4868790"/>Anzeige der Bewertung<text:bookmark-end text:name="_Toc4751757"/><text:bookmark-end text:name="_Toc4868790"/></text:h>
      <text:p text:style-name="Textbody">Die Bewertung soll visuell durch eine Bewertungsskala dargestellt werden, bestehend aus 5 gerenderten Sternen. Der linke Stern stellt eine 1 von 5 dar (schlechteste Bewertung) und geht rechts bis zu 5 von 5 hoch (beste Bewertung). Markierte Sterne werden<text:s/>gelb<text:s/>ausgefüllt, nichtmarkierte werden leergelassen bzw.<text:s/>mit einem schwarzen Rand<text:s/>versehen. Wenn der Nutzer dem Bild<text:s/>gar keine<text:s/>Bewertung gegeben hat bzw. sich gezielt dafür entschieden hat, so wird jeder Stern als leer dargestellt.</text:p>
      <text:p text:style-name="Textbody">Es soll möglich sein, in der Anzeige der Bild-Attribute die Bewertung des selektierten Bildes sehen zu können.</text:p>
      <text:h text:style-name="Überschrift2" text:outline-level="2"><text:bookmark-start text:name="_Toc4751758"/><text:bookmark-start text:name="_Toc4868791"/>Bildern eine Bewertung vergeben<text:bookmark-end text:name="_Toc4751758"/><text:s/>bzw. ändern<text:bookmark-end text:name="_Toc4868791"/></text:h>
      <text:p text:style-name="Textbody">Es soll möglich<text:s/>sein, mittels dem Attributen-Editor einem Bild entweder speziell keine Bewertung geben zu können, dargestellt durch einen extra Button, oder an einer Sternen-Skala die gewünschte Sternenanzahl auswählen zu können,<text:s/>an diesen<text:s/>er zwischen ein<text:s/>Stern<text:s/>(am weitesten links)<text:s/>bis fünf Sterne<text:s/>(am weitesten rechts)<text:s/>auswählen<text:s/>kann, dabei muss nur immer der für die Bewertung am weitesten rechten Stern ausgewählt werden.</text:p>
      <text:h text:style-name="Überschrift2" text:outline-level="2"><text:bookmark-start text:name="_Toc4751759"/><text:bookmark-start text:name="_Toc4751764"/><text:bookmark-start text:name="_Toc4868792"/>Suchen anhand von Bewertungskriterien<text:bookmark-end text:name="_Toc4868792"/></text:h>
      <text:p text:style-name="Textbody">Es soll für den Nutzer möglich sein, mittels der Suchfunktion nach Bildern suchen zu können, die entweder eine konkrete Bewertung haben oder zwischen zwei unterschiedlichen Bewertungen liegen.<text:bookmark-end text:name="_Toc4751764"/><text:s/>Dabei wird<text:s/></text:p>
      <text:p text:style-name="Textbody">Die Suchfunktion bekommt eine weitere Suchkategorie für die Bewertung, besteht aus einen „Is Equals“/“Is not Equals“ eine Checkbox für „is between“ und ein bis zwei Textfelder. Das erste Textfeld bestimmt entweder die gesuchte Bewertung oder die Mindestbewertung, falls „is between“ angekreuzt wurde<text:s/>und soll einen Byte zwischen 0 und 5 akzeptieren. Das zweite Feld wird nur angezeigt falls „between“ angekreuzt wurde und stellt analog zum ersten Textfeld die Höchstbewertung an.<text:s/><text:bookmark-end text:name="__RefHeading___Toc217_1310478478"/><text:bookmark-end text:name="_Toc4751759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Arial"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style:font-name="Arial" fo:font-weight="bold" style:font-weight-asian="bold" style:font-weight-complex="bold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style:font-name="Arial"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style:font-name="Arial" fo:font-size="10.5pt" style:font-size-asian="10.5pt"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StandardWeb" style:display-name="Standard (Web)" style:family="paragraph" style:parent-style-name="Standard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de" style:country-asian="DE" style:language-complex="ar" style:country-complex="SA" fo:hyphenate="tru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style:font-size-complex="10.5pt"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666in">
        <style:tab-stops/>
      </style:paragraph-properties>
      <style:text-properties style:font-size-complex="10.5pt"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.0381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.0381in" fo:padding-left="0.0381in" fo:padding-bottom="0.0381in" fo:padding-right="0.0381in"/>
    </style:style>
    <style:style style:name="T7" style:parent-style-name="Absatz-Standardschriftart" style:family="text">
      <style:text-properties style:font-name="Arial"/>
    </style:style>
    <style:style style:name="T8" style:parent-style-name="Absatz-Standardschriftart" style:family="text">
      <style:text-properties style:font-name="Arial" fo:language="en" fo:country="GB"/>
    </style:style>
    <style:style style:name="T9" style:parent-style-name="Absatz-Standardschriftart" style:family="text">
      <style:text-properties style:font-name="Arial"/>
    </style:style>
    <style:style style:name="T10" style:parent-style-name="Absatz-Standardschriftart" style:family="text">
      <style:text-properties style:font-name="Arial" fo:language="en" fo:country="GB"/>
    </style:style>
    <style:style style:name="TableCell11" style:family="table-cell">
      <style:table-cell-properties fo:border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end"/>
      <style:text-properties style:font-name="Arial" fo:language="en" fo:country="GB"/>
    </style:style>
    <style:style style:name="P13" style:parent-style-name="Fußzeile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TableContents"><text:span text:style-name="T7">Bildverwaltung:<text:s/></text:span><text:span text:style-name="T8">Enhancement</text:span><text:span text:style-name="T9"><text:s/></text:span><text:span text:style-name="T10">Specification</text:span></text:p>
            </table:table-cell>
            <table:table-cell table:style-name="TableCell11">
              <text:p text:style-name="P12">Bewertungssystem</text:p>
            </table:table-cell>
          </table:table-row>
        </table:table>
        <text:p text:style-name="Kopfzeile"/>
      </style:header>
      <style:footer>
        <text:p text:style-name="P13">Seite<text:s/><text:page-number text:fixed="false">3</text:page-number><text:s/>von<text:s/>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ennikow, Matthias</meta:initial-creator>
    <dc:creator>Matthias Sennikow</dc:creator>
    <meta:creation-date>2019-03-16T20:50:00Z</meta:creation-date>
    <dc:date>2019-03-30T19:06:00Z</dc:date>
    <meta:template xlink:href="Normal.dotm" xlink:type="simple"/>
    <meta:editing-cycles>9</meta:editing-cycles>
    <meta:editing-duration>PT0S</meta:editing-duration>
    <meta:document-statistic meta:page-count="2" meta:paragraph-count="6" meta:word-count="435" meta:character-count="3172" meta:row-count="22" meta:non-whitespace-character-count="2743"/>
  </office:meta>
</office:document-meta>
</file>